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28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36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6.858cm" svg:height="1.673cm" svg:x="8.89cm" svg:y="2.54cm">
          <draw:text-box>
            <text:p>Read Stash, Data Result Log and Path </text:p>
          </draw:text-box>
        </draw:frame>
        <draw:line draw:style-name="gr2" draw:text-style-name="P1" draw:layer="layout" svg:x1="12.192cm" svg:y1="4.318cm" svg:x2="12.192cm" svg:y2="6.557cm">
          <text:p/>
        </draw:line>
        <draw:frame draw:style-name="gr1" draw:layer="layout" svg:width="6.604cm" svg:height="3.095cm" svg:x="8.89cm" svg:y="6.557cm">
          <draw:text-box>
            <text:p>Merge Stash and Data Result Log and evict blocks along Path</text:p>
          </draw:text-box>
        </draw:frame>
        <draw:line draw:style-name="gr2" draw:text-style-name="P1" draw:layer="layout" svg:x1="11.938cm" svg:y1="9.652cm" svg:x2="11.938cm" svg:y2="11.484cm">
          <text:p/>
        </draw:line>
        <draw:frame draw:style-name="gr3" draw:layer="layout" svg:width="6.858cm" svg:height="2.384cm" svg:x="8.636cm" svg:y="11.586cm">
          <draw:text-box>
            <text:p>Create new top level of PD-ORAM using PM <text:tab/>result log </text:p>
          </draw:text-box>
        </draw:frame>
        <draw:line draw:style-name="gr2" draw:text-style-name="P1" draw:layer="layout" svg:x1="11.938cm" svg:y1="13.97cm" svg:x2="11.938cm" svg:y2="15.802cm">
          <text:p/>
        </draw:line>
        <draw:frame draw:style-name="gr4" draw:layer="layout" svg:width="6.496cm" svg:height="2.486cm" svg:x="8.636cm" svg:y="15.802cm">
          <draw:text-box>
            <text:p>Clear Query log, PM result Log and Data result log 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20:25:45.347481491</meta:creation-date>
    <dc:date>2016-04-04T20:34:40.215820251</dc:date>
    <meta:editing-duration>P0D</meta:editing-duration>
    <meta:editing-cycles>1</meta:editing-cycles>
    <meta:document-statistic meta:object-count="30"/>
    <meta:generator>LibreOffice/4.2.8.2$Linux_X86_64 LibreOffice_project/420m0$Build-2</meta:generator>
  </office:meta>
</office:document-meta>
</file>